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Tableau1" style:family="table">
      <style:table-properties style:width="15.734cm" fo:margin-left="0.436cm" fo:margin-top="0cm" fo:margin-bottom="0cm" table:align="left" style:writing-mode="lr-tb"/>
    </style:style>
    <style:style style:name="Tableau1.A" style:family="table-column">
      <style:table-column-properties style:column-width="7.892cm"/>
    </style:style>
    <style:style style:name="Tableau1.B" style:family="table-column">
      <style:table-column-properties style:column-width="7.84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734cm" fo:margin-left="0.436cm" fo:margin-top="0cm" fo:margin-bottom="0cm" table:align="left" style:writing-mode="lr-tb"/>
    </style:style>
    <style:style style:name="Tableau2.A" style:family="table-column">
      <style:table-column-properties style:column-width="7.892cm"/>
    </style:style>
    <style:style style:name="Tableau2.B" style:family="table-column">
      <style:table-column-properties style:column-width="7.8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734cm" fo:margin-left="0.436cm" fo:margin-top="0cm" fo:margin-bottom="0cm" table:align="left" style:writing-mode="lr-tb"/>
    </style:style>
    <style:style style:name="Tableau3.A" style:family="table-column">
      <style:table-column-properties style:column-width="15.73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5.734cm" fo:margin-left="0.436cm" fo:margin-top="0cm" fo:margin-bottom="0cm" table:align="left" style:writing-mode="lr-tb"/>
    </style:style>
    <style:style style:name="Tableau4.A" style:family="table-column">
      <style:table-column-properties style:column-width="15.734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6.238cm" fo:margin-left="-0.199cm" fo:margin-top="0cm" fo:margin-bottom="0cm" table:align="left" style:writing-mode="lr-tb"/>
    </style:style>
    <style:style style:name="Tableau5.A" style:family="table-column">
      <style:table-column-properties style:column-width="16.238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6" style:family="table">
      <style:table-properties style:width="15.998cm" table:align="left" style:writing-mode="lr-tb"/>
    </style:style>
    <style:style style:name="Tableau6.A" style:family="table-column">
      <style:table-column-properties style:column-width="0.482cm"/>
    </style:style>
    <style:style style:name="Tableau6.B" style:family="table-column">
      <style:table-column-properties style:column-width="3.598cm"/>
    </style:style>
    <style:style style:name="Tableau6.C" style:family="table-column">
      <style:table-column-properties style:column-width="11.919cm"/>
    </style:style>
    <style:style style:name="Tableau6.A1" style:family="table-cell">
      <style:table-cell-properties fo:padding="0.049cm" fo:border="none"/>
    </style:style>
    <style:style style:name="P1" style:family="paragraph" style:parent-style-name="Text_20_body">
      <style:paragraph-properties fo:line-height="115%"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center" style:justify-single-word="false"/>
      <style:text-properties fo:font-size="15pt" fo:font-style="italic" fo:font-weight="bold" style:font-size-asian="15pt" style:font-style-asian="italic" style:font-weight-asian="bold" style:font-size-complex="15pt"/>
    </style:style>
    <style:style style:name="P5" style:family="paragraph" style:parent-style-name="Standard">
      <style:paragraph-properties fo:line-height="115%" fo:text-align="justify" style:justify-single-word="false"/>
      <style:text-properties fo:font-weight="bold" style:font-weight-asian="bold"/>
    </style:style>
    <style:style style:name="P6" style:family="paragraph" style:parent-style-name="Standard">
      <style:paragraph-properties fo:line-height="115%" fo:text-align="justify"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paragraph-properties fo:line-height="115%" fo:text-align="justify" style:justify-single-word="false"/>
      <style:text-properties fo:font-style="italic" style:font-style-asian="italic"/>
    </style:style>
    <style:style style:name="P8" style:family="paragraph" style:parent-style-name="Standard">
      <style:paragraph-properties fo:line-height="115%" fo:text-align="justify" style:justify-single-word="false"/>
      <style:text-properties fo:color="#ff0000"/>
    </style:style>
    <style:style style:name="P9" style:family="paragraph" style:parent-style-name="Standard">
      <style:paragraph-properties fo:line-height="115%" fo:text-align="justify" style:justify-single-word="false"/>
      <style:text-properties fo:font-style="normal" style:text-underline-style="none" officeooo:rsid="00147bf9" officeooo:paragraph-rsid="00147bf9" style:font-style-asian="normal" style:font-style-complex="normal"/>
    </style:style>
    <style:style style:name="P10" style:family="paragraph" style:parent-style-name="Standard">
      <style:paragraph-properties fo:line-height="115%" fo:text-align="justify" style:justify-single-word="false"/>
      <style:text-properties fo:font-style="normal" style:text-underline-style="none" fo:font-weight="normal" officeooo:rsid="0014ed49"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officeooo:rsid="0019045a" officeooo:paragraph-rsid="0019045a"/>
    </style:style>
    <style:style style:name="P12" style:family="paragraph" style:parent-style-name="Standard">
      <style:paragraph-properties fo:margin-left="0.635cm" fo:margin-right="0cm" fo:line-height="115%" fo:text-align="justify" style:justify-single-word="false" fo:text-indent="0cm" style:auto-text-indent="false"/>
    </style:style>
    <style:style style:name="P13" style:family="paragraph" style:parent-style-name="Standard">
      <style:paragraph-properties fo:margin-left="0.635cm" fo:margin-right="0cm" fo:line-height="115%" fo:text-align="justify" style:justify-single-word="false" fo:text-indent="0cm" style:auto-text-indent="false"/>
      <style:text-properties fo:font-style="italic" style:text-underline-style="solid" style:text-underline-width="auto" style:text-underline-color="font-color" fo:font-weight="bold" style:font-style-asian="italic" style:font-weight-asian="bold"/>
    </style:style>
    <style:style style:name="P14" style:family="paragraph" style:parent-style-name="Standard">
      <style:paragraph-properties fo:margin-left="0.635cm" fo:margin-right="0cm" fo:line-height="115%" fo:text-align="justify" style:justify-single-word="false" fo:text-indent="0cm" style:auto-text-indent="false"/>
      <style:text-properties fo:font-style="italic" style:font-style-asian="italic"/>
    </style:style>
    <style:style style:name="P15" style:family="paragraph" style:parent-style-name="Standard">
      <style:paragraph-properties fo:margin-left="0.635cm" fo:margin-right="0cm" fo:line-height="115%" fo:text-align="justify" style:justify-single-word="false" fo:text-indent="0cm" style:auto-text-indent="false"/>
      <style:text-properties fo:font-weight="bold" style:font-weight-asian="bold"/>
    </style:style>
    <style:style style:name="P16" style:family="paragraph" style:parent-style-name="Standard">
      <style:paragraph-properties fo:margin-left="0cm" fo:margin-right="0cm" fo:line-height="115%" fo:text-align="justify" style:justify-single-word="false" fo:text-indent="0.635cm" style:auto-text-indent="false"/>
    </style:style>
    <style:style style:name="P17" style:family="paragraph" style:parent-style-name="Standard">
      <style:paragraph-properties fo:margin-left="0cm" fo:margin-right="0cm" fo:line-height="115%" fo:text-align="justify" style:justify-single-word="false" fo:text-indent="0.635cm" style:auto-text-indent="false"/>
      <style:text-properties fo:font-style="italic" style:text-underline-style="solid" style:text-underline-width="auto" style:text-underline-color="font-color" fo:font-weight="bold" style:font-style-asian="italic" style:font-weight-asian="bold"/>
    </style:style>
    <style:style style:name="P18" style:family="paragraph" style:parent-style-name="Standard">
      <style:paragraph-properties fo:margin-left="0cm" fo:margin-right="0cm" fo:line-height="115%" fo:text-align="justify" style:justify-single-word="false" fo:text-indent="0.635cm" style:auto-text-indent="false"/>
      <style:text-properties officeooo:rsid="0014ed49" officeooo:paragraph-rsid="0014ed49"/>
    </style:style>
    <style:style style:name="P19" style:family="paragraph" style:parent-style-name="Standard">
      <style:paragraph-properties fo:margin-left="0cm" fo:margin-right="0cm" fo:line-height="115%" fo:text-align="justify" style:justify-single-word="false" fo:text-indent="0.635cm" style:auto-text-indent="false"/>
      <style:text-properties fo:font-style="normal" style:text-underline-style="none" fo:font-weight="normal" officeooo:rsid="0014ed49" officeooo:paragraph-rsid="0014ed49" style:font-style-asian="normal" style:font-weight-asian="normal" style:font-style-complex="normal" style:font-weight-complex="normal"/>
    </style:style>
    <style:style style:name="P20" style:family="paragraph" style:parent-style-name="Standard">
      <style:paragraph-properties fo:margin-left="0cm" fo:margin-right="0cm" fo:line-height="115%" fo:text-align="justify" style:justify-single-word="false" fo:text-indent="0.635cm" style:auto-text-indent="false"/>
      <style:text-properties fo:font-style="normal" style:text-underline-style="none" fo:font-weight="normal" officeooo:rsid="0014ed49" officeooo:paragraph-rsid="001972a3" style:font-style-asian="normal" style:font-weight-asian="normal" style:font-style-complex="normal" style:font-weight-complex="normal"/>
    </style:style>
    <style:style style:name="P21" style:family="paragraph" style:parent-style-name="Standard">
      <style:paragraph-properties fo:margin-left="0cm" fo:margin-right="0cm" fo:line-height="115%" fo:text-align="justify" style:justify-single-word="false" fo:text-indent="0.635cm" style:auto-text-indent="false"/>
      <style:text-properties fo:font-style="normal" style:text-underline-style="none" fo:font-weight="normal" officeooo:rsid="001615e4" officeooo:paragraph-rsid="001615e4" style:font-style-asian="normal" style:font-weight-asian="normal" style:font-style-complex="normal" style:font-weight-complex="normal"/>
    </style:style>
    <style:style style:name="P22" style:family="paragraph" style:parent-style-name="Standard" style:master-page-name="Standard">
      <style:paragraph-properties fo:line-height="115%" fo:text-align="center" style:justify-single-word="false" style:page-number="auto"/>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margin-top="0cm" fo:margin-bottom="0.499cm" loext:contextual-spacing="false" fo:text-align="start" style:justify-single-word="false"/>
    </style:style>
    <style:style style:name="T1" style:family="text">
      <style:text-properties fo:font-size="15pt" fo:font-style="italic" fo:font-weight="bold" style:font-size-asian="15pt" style:font-style-asian="italic" style:font-weight-asian="bold" style:font-size-complex="15pt"/>
    </style:style>
    <style:style style:name="T2" style:family="text">
      <style:text-properties fo:font-size="15pt" fo:font-style="italic" fo:font-weight="bold" officeooo:rsid="00147bf9" style:font-size-asian="15pt" style:font-style-asian="italic" style:font-weight-asian="bold" style:font-size-complex="15pt"/>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color="#ff0000"/>
    </style:style>
    <style:style style:name="T7" style:family="text">
      <style:text-properties fo:background-color="#ffff00" loext:char-shading-value="0"/>
    </style:style>
    <style:style style:name="T8" style:family="text">
      <style:text-properties officeooo:rsid="001615e4"/>
    </style:style>
    <style:style style:name="T9" style:family="text">
      <style:text-properties officeooo:rsid="00179219"/>
    </style:style>
    <style:style style:name="T10" style:family="text">
      <style:text-properties fo:background-color="#ff0000" loext:char-shading-value="0"/>
    </style:style>
    <style:style style:name="T11" style:family="text">
      <style:text-properties fo:background-color="#00ff00" loext:char-shading-value="0"/>
    </style:style>
    <style:style style:name="T12" style:family="text">
      <style:text-properties fo:background-color="#00ffff" loext:char-shading-value="0"/>
    </style:style>
    <style:style style:name="T13" style:family="text">
      <style:text-properties fo:background-color="#ffff99" loext:char-shading-value="0"/>
    </style:style>
    <style:style style:name="T14" style:family="text">
      <style:text-properties fo:background-color="transparent" loext:char-shading-value="0"/>
    </style:style>
    <style:style style:name="T15" style:family="text">
      <style:text-properties fo:background-color="#ffff66" loext:char-shading-value="0"/>
    </style:style>
    <style:style style:name="T16" style:family="text">
      <style:text-properties fo:background-color="#ccffff" loext:char-shading-value="0"/>
    </style:style>
    <style:style style:name="T17" style:family="text">
      <style:text-properties officeooo:rsid="001aec9b" fo:background-color="#ccffff" loext:char-shading-value="0"/>
    </style:style>
    <style:style style:name="T18" style:family="text">
      <style:text-properties officeooo:rsid="001972a3"/>
    </style:style>
    <style:style style:name="T19" style:family="text">
      <style:text-properties officeooo:rsid="001a478c"/>
    </style:style>
    <style:style style:name="T20" style:family="text">
      <style:text-properties officeooo:rsid="001a9142"/>
    </style:style>
    <style:style style:name="T21" style:family="text">
      <style:text-properties officeooo:rsid="001aec9b"/>
    </style:style>
    <style:style style:name="T22" style:family="text">
      <style:text-properties fo:color="#800000" officeooo:rsid="001972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text:span><text:span text:style-name="T1">IMPROVING your WRITING SKILLS: problem-solution essays</text:span></text:p>
      <text:p text:style-name="P4"/>
      <text:p text:style-name="P5"/>
      <text:p text:style-name="P12"><text:span text:style-name="T3">I CRITICAL THINKING </text:span></text:p>
      <text:p text:style-name="P13"/>
      <text:p text:style-name="P12"><text:span text:style-name="T5">For each PROBLEM and SOLUTION listed below, write a short evaluation, providing a context for the problem. The first one has been done for you:</text:span></text:p>
      <text:p text:style-name="P15"/>
      <table:table table:name="Tableau1" table:style-name="Tableau1">
        <table:table-column table:style-name="Tableau1.A"/>
        <table:table-column table:style-name="Tableau1.B"/>
        <table:table-row table:style-name="Tableau1.1">
          <table:table-cell table:style-name="Tableau1.A1" office:value-type="string">
            <text:p text:style-name="P2"><text:span text:style-name="T5">PROBLEM</text:span></text:p>
          </table:table-cell>
          <table:table-cell table:style-name="Tableau1.A1" office:value-type="string">
            <text:p text:style-name="P2"><text:span text:style-name="T5">SOLUTION</text:span></text:p>
          </table:table-cell>
        </table:table-row>
        <table:table-row table:style-name="Tableau1.1">
          <table:table-cell table:style-name="Tableau1.A1" office:value-type="string">
            <text:p text:style-name="P3">1. Overuse of or addiction to technology</text:p>
          </table:table-cell>
          <table:table-cell table:style-name="Tableau1.A1" office:value-type="string">
            <text:p text:style-name="P3">Limit access to technology</text:p>
          </table:table-cell>
        </table:table-row>
      </table:table>
      <text:p text:style-name="P12"/>
      <text:p text:style-name="P12"><text:span text:style-name="T5">Example for Problem/solution1:</text:span></text:p>
      <text:p text:style-name="P12"><text:span text:style-name="T4">When children overuse technology, e.g. using mobile phones and playing video games, it is possible to limit access, but this approach might be relatively ineffective. This is because parents cannot control children when they are away from home. At school, technology may be used all the time. </text:span></text:p>
      <text:p text:style-name="P14"/>
      <table:table table:name="Tableau2" table:style-name="Tableau2">
        <table:table-column table:style-name="Tableau2.A"/>
        <table:table-column table:style-name="Tableau2.B"/>
        <table:table-row table:style-name="Tableau2.1">
          <table:table-cell table:style-name="Tableau2.A1" office:value-type="string">
            <text:p text:style-name="P2"><text:span text:style-name="T5">PROBLEM</text:span></text:p>
          </table:table-cell>
          <table:table-cell table:style-name="Tableau2.A1" office:value-type="string">
            <text:p text:style-name="P2"><text:span text:style-name="T5">SOLUTION</text:span></text:p>
          </table:table-cell>
        </table:table-row>
        <table:table-row table:style-name="Tableau2.1">
          <table:table-cell table:style-name="Tableau2.A1" office:value-type="string">
            <text:p text:style-name="P3">2. Digital divide: some groups of people have technology or access to it, but others do not</text:p>
          </table:table-cell>
          <table:table-cell table:style-name="Tableau2.A1" office:value-type="string">
            <text:p text:style-name="P3">Give out free computers; make internet access easier</text:p>
          </table:table-cell>
        </table:table-row>
        <table:table-row table:style-name="Tableau2.1">
          <table:table-cell table:style-name="Tableau2.A1" office:value-type="string">
            <text:p text:style-name="P3">3. Computer/phone waste</text:p>
          </table:table-cell>
          <table:table-cell table:style-name="Tableau2.A1" office:value-type="string">
            <text:p text:style-name="P3">Buy back computers; recycle</text:p>
          </table:table-cell>
        </table:table-row>
        <table:table-row table:style-name="Tableau2.1">
          <table:table-cell table:style-name="Tableau2.A1" office:value-type="string">
            <text:p text:style-name="P3">4. Health issues due to incorrect use or overuse</text:p>
          </table:table-cell>
          <table:table-cell table:style-name="Tableau2.A1" office:value-type="string">
            <text:p text:style-name="P3">Better training; limit or ban access</text:p>
          </table:table-cell>
        </table:table-row>
        <table:table-row table:style-name="Tableau2.1">
          <table:table-cell table:style-name="Tableau2.A1" office:value-type="string">
            <text:p text:style-name="P3">5. Lack of social cohesion</text:p>
          </table:table-cell>
          <table:table-cell table:style-name="Tableau2.A1" office:value-type="string">
            <text:p text:style-name="P3">Ban use of social networking sites</text:p>
          </table:table-cell>
        </table:table-row>
      </table:table>
      <text:p text:style-name="P7"/>
      <text:p text:style-name="P16"><text:span text:style-name="T3"/></text:p>
      <text:p text:style-name="P18"><text:span text:style-name="T3">2,</text:span></text:p>
      <text:p text:style-name="P19">Give computers is not very efficient because people who are receiving them have to know how to using it. Besides in some places, install an access to the internet is difficult.</text:p>
      <text:p text:style-name="P19"><text:span text:style-name="T8">However</text:span>, it's a good idea to trying help people to have access to it.</text:p>
      <text:p text:style-name="P19">Finally, to turn off a computer, you need to have electricity, if you can afford you a little <text:span text:style-name="T8">PC</text:span>, or an old <text:span text:style-name="T8">PC</text:span>, you can't afford you electricity. Furthermore, some people simply don't need it, they live every day without, so why begin if they feel good to don't use that technology?</text:p>
      <text:p text:style-name="P19"/>
      <text:p text:style-name="P19">3.</text:p>
      <text:p text:style-name="P19"/>
      <text:p text:style-name="P21">4, back problems, athro<text:span text:style-name="T9">s</text:span>e</text:p>
      <text:p text:style-name="P21"/>
      <text:p text:style-name="P19"/>
      <text:p text:style-name="P16"><text:span text:style-name="T3"/></text:p>
      <text:p text:style-name="P16"><text:span text:style-name="T3"/></text:p>
      <text:p text:style-name="P16"><text:span text:style-name="T3"/></text:p>
      <text:p text:style-name="P16"><text:span text:style-name="T3">II RECOGNIZING EVALUATION</text:span></text:p>
      <text:p text:style-name="P17"/>
      <text:p text:style-name="P12">1. Read the essay title and the first two paragraphs of the essay below and identify:</text:p>
      <text:p text:style-name="P12">- the<text:span text:style-name="T10"> problems</text:span></text:p>
      <text:p text:style-name="P12"><text:soft-page-break/>- the <text:span text:style-name="T11">solutions</text:span></text:p>
      <text:p text:style-name="P12">- the evaluation</text:p>
      <text:p text:style-name="P12"/>
      <table:table table:name="Tableau3" table:style-name="Tableau3">
        <table:table-column table:style-name="Tableau3.A"/>
        <table:table-row table:style-name="Tableau3.1">
          <table:table-cell table:style-name="Tableau3.A1" office:value-type="string">
            <text:p text:style-name="P3"><text:span text:style-name="T5">Title</text:span>: The occurrence of the ‘<text:span text:style-name="T10">digital divide’</text:span> is not just a local concern, <text:span text:style-name="T13">but</text:span> it has international implications. Suggest and evaluate the most effective solutions to address this issue. </text:p>
          </table:table-cell>
        </table:table-row>
      </table:table>
      <text:p text:style-name="P12"/>
      <table:table table:name="Tableau4" table:style-name="Tableau4">
        <table:table-column table:style-name="Tableau4.A"/>
        <table:table-row table:style-name="Tableau4.1">
          <table:table-cell table:style-name="Tableau4.A1" office:value-type="string">
            <text:p text:style-name="P3"><text:s text:c="11"/>The digital divide is a phenomenon that has been growing particularly since the arrival of the internet in the 1990s, which has led to this new form of inequality. The digital divide can be defined as <text:span text:style-name="T10">the gap between those who have technology, or access to technology of any kind, and those who do not</text:span>. The divide does not always occur along <text:span text:style-name="T10">geographical lines</text:span>, urban and rural, but also relates to <text:span text:style-name="T10">wealth, age and employment</text:span>. There is considerable interest in this area, especially as the technological ‘have nots’ now appear to be further left behind. <text:span text:style-name="T13">In this essay</text:span>, I will outline the problems arising from the digital divide in the world today along the <text:span text:style-name="T15">aforementioned lines</text:span> at a national and international level, <text:span text:style-name="T13">and</text:span> I will evaluate the <text:span text:style-name="T11">efficacy of a range of solutions.</text:span></text:p>
            <text:p text:style-name="P3"><text:s text:c="12"/><text:span text:style-name="T13">Let us take</text:span> the digital divide <text:span text:style-name="T10">between urban dwellers and rural dwellers</text:span> in many countries throughout the world. We can see that, economic considerations apart, there seems to be a <text:span text:style-name="T10">growing gap between</text:span> access to the internet in <text:span text:style-name="T10">urban</text:span> areas compared <text:span text:style-name="T10">to rural</text:span> areas, irrespective of wealth. <text:span text:style-name="T13">The latter</text:span><text:span text:style-name="T14"> may</text:span>, depending on economic status, have <text:span text:style-name="T10">restricted access</text:span> or <text:span text:style-name="T10">slower connection</text:span> to the internet, despite having the appropriate technology. This applies not just to developing countries, but also to areas within mature economies such as the UK. <text:span text:style-name="T13">One solution is </text:span>to <text:span text:style-name="T11">make high-speed connections</text:span> to the internet and <text:span text:style-name="T11">computers available</text:span> to <text:span text:style-name="T11">every household</text:span>, <text:span text:style-name="T11">regardless of locality.</text:span> This <text:span text:style-name="T16">would certainly work</text:span>. It is a clearly viable proposition and has huge implications for the future provided the <text:span text:style-name="T12">financing</text:span> of such a vast project has both <text:span text:style-name="T12">private and public funding</text:span>. <text:span text:style-name="T11">It is </text:span><text:span text:style-name="T13">also</text:span><text:span text:style-name="T11"> possible for urban users to subsidize part</text:span> <text:span text:style-name="T11">of the cost of expanding rural networks</text:span>. <text:span text:style-name="T16">This might be</text:span><text:span text:style-name="T12"> unpopular in urban areas</text:span>. <text:span text:style-name="T13">Nevertheless</text:span>, it <text:span text:style-name="T16">would be</text:span> an effective way of raising revenue and <text:span text:style-name="T16">could be made</text:span> popular, if it is a short-term venture. <text:s/></text:p>
          </table:table-cell>
        </table:table-row>
      </table:table>
      <text:p text:style-name="P3"/>
      <text:p text:style-name="P3">2. Read the essay again, then identify and comment on:</text:p>
      <text:p text:style-name="P3">- the use of <text:span text:style-name="T13">linkwords and articulations</text:span></text:p>
      <text:p text:style-name="P11"><text:span text:style-name="T13">latter/former</text:span></text:p>
      <text:p text:style-name="P11"><text:span text:style-name="T15">aforementioned = mention before</text:span></text:p>
      <text:p text:style-name="P3">- the structure of the second paragraph </text:p>
      <text:p text:style-name="P3">- the use of<text:span text:style-name="T16"> modals to express e</text:span>valuation</text:p>
      <text:p text:style-name="P3"/>
      <text:p text:style-name="P3">3. Evaluate the solutions described in the second paragraph. Comment on them using as many adjectives as possible. </text:p>
      <text:p text:style-name="P8"/>
      <text:p text:style-name="P3">4. Write a paragraph (50-100 words) developing another possible solution.</text:p>
      <text:p text:style-name="P3"/>
      <text:p text:style-name="P20"/>
      <text:p text:style-name="P20"/>
      <text:p text:style-name="P20"/>
      <text:p text:style-name="P20"><text:soft-page-break/>Give <text:span text:style-name="T18">free </text:span>computers, <text:span text:style-name="T18">like your old computer might be </text:span><text:span text:style-name="T22">another</text:span><text:span text:style-name="T18"> solution but</text:span> is not very efficient because people who <text:span text:style-name="T21">will</text:span> recei<text:span text:style-name="T21">v</text:span><text:span text:style-name="T17">e</text:span> them have to know how to <text:span text:style-name="T21">use</text:span> it. Besides in some places, install<text:span text:style-name="T21">ing</text:span> an access to the internet is difficult.</text:p>
      <text:p text:style-name="P20"><text:span text:style-name="T18">Besides</text:span>, to turn <text:span text:style-name="T18">on</text:span> a computer, you need to have electricity, if you can afford a <text:span text:style-name="T21">cheap</text:span> <text:span text:style-name="T8">PC</text:span>, or an old <text:span text:style-name="T8">PC</text:span>, you can afford electricity. Furthermore, some people simply don't need it, they live every day without, so why begin if they feel good <text:span text:style-name="T21">not using</text:span> that technology?</text:p>
      <text:p text:style-name="P10"/>
      <text:p text:style-name="P3"><text:span text:style-name="T3">III RECOGNIZING HEDGING LANGUAGE</text:span></text:p>
      <text:p text:style-name="P3"><text:span text:style-name="T3"/></text:p>
      <text:p text:style-name="P9"><text:span text:style-name="T5">hedging ~=avoid to take position, se dérober</text:span></text:p>
      <text:p text:style-name="P6"/>
      <text:p text:style-name="P3">1. Make sure you understand what ‘hedging’ means. </text:p>
      <text:p text:style-name="P3"/>
      <text:p text:style-name="P3">2. Read the paragraph below looking at the digital divide from the perspective of age. </text:p>
      <text:p text:style-name="P3">Underline the hedging language used by the writer. </text:p>
      <text:p text:style-name="P3"/>
      <table:table table:name="Tableau5" table:style-name="Tableau5">
        <table:table-column table:style-name="Tableau5.A"/>
        <table:table-row table:style-name="Tableau5.1">
          <table:table-cell table:style-name="Tableau5.A1" office:value-type="string">
            <text:p text:style-name="P3"><text:s text:c="15"/>There is, <text:span text:style-name="T7">perhaps,</text:span> even greater disparity in the availability of and access to technology between the young and the elderly, a gap that is <text:span text:style-name="T7">difficult to bridge</text:span>. However, despite the public image of being technophobes and technologically illiterate, the elderly <text:span text:style-name="T7">seem</text:span> to be able to use technology more than is realized, so a simple solution would be to harness what already exists. For example there <text:span text:style-name="T7">seems </text:span>to be great potential for using older teachers to teach their peers in clubs at their own pace, which would, in fact, be an ideal solution. Looking at the situation from another educational perspective, it is <text:span text:style-name="T7">likely</text:span> that both older people and young people would benefit from the former being involved in the school process, exchanging their life knowledge for computer skills especially with pupils at primary and early secondary sch<text:bookmark text:name="_GoBack"/>ools. There is also <text:span text:style-name="T7">the possibility</text:span> that pupils at primary and secondary schools <text:span text:style-name="T7">could</text:span> be encouraged to teaching grandparent how to use technology and share the skills they learn. This practice would help both groups enormously. It is also even <text:span text:style-name="T7">possible</text:span> for special computer/internet clubs targeted specifically at the elderly to be set up with the aim of connecting them to the world, keeping their minds active, and saving them money. <text:s/>This <text:span text:style-name="T7">would be</text:span> highly effective, benefiting all elderly people but especially those who are less mobile. </text:p>
            <text:p text:style-name="P3">So it <text:span text:style-name="T7">may seem</text:span> initially impossible for the problems faced in this area to be overcome, but they are not insurmountable. They just need time. </text:p>
          </table:table-cell>
        </table:table-row>
      </table:table>
      <text:p text:style-name="P3"/>
      <text:p text:style-name="P3"/>
      <text:p text:style-name="P3">3. Consider the whole essay and say if there are improvements/changes that could be made.</text:p>
      <text:p text:style-name="P3"/>
      <text:p text:style-name="P3"/>
      <text:p text:style-name="P1">Language used in hedging:</text:p>
      <table:table table:name="Tableau6" table:style-name="Tableau6">
        <table:table-column table:style-name="Tableau6.A"/>
        <table:table-column table:style-name="Tableau6.B"/>
        <table:table-column table:style-name="Tableau6.C"/>
        <table:table-row>
          <table:table-cell table:style-name="Tableau6.A1" office:value-type="string">
            <text:p text:style-name="P24">1.</text:p>
          </table:table-cell>
          <table:table-cell table:style-name="Tableau6.A1" office:value-type="string">
            <text:p text:style-name="P24">Introductory verbs:</text:p>
          </table:table-cell>
          <table:table-cell table:style-name="Tableau6.A1" office:value-type="string">
            <text:p text:style-name="P24">e.g. seem, tend, look like, appear to be, think, believe, doubt, be sure, indicate, suggest </text:p>
          </table:table-cell>
        </table:table-row>
        <table:table-row>
          <table:table-cell table:style-name="Tableau6.A1" office:value-type="string">
            <text:p text:style-name="P23">2.</text:p>
          </table:table-cell>
          <table:table-cell table:style-name="Tableau6.A1" office:value-type="string">
            <text:p text:style-name="P23">Certain lexical verbs</text:p>
          </table:table-cell>
          <table:table-cell table:style-name="Tableau6.A1" office:value-type="string">
            <text:p text:style-name="P24">e.g. believe, assume, suggest</text:p>
          </table:table-cell>
        </table:table-row>
        <text:soft-page-break/>
        <table:table-row>
          <table:table-cell table:style-name="Tableau6.A1" office:value-type="string">
            <text:p text:style-name="P24">3.</text:p>
          </table:table-cell>
          <table:table-cell table:style-name="Tableau6.A1" office:value-type="string">
            <text:p text:style-name="P24">Certain modal verbs:</text:p>
          </table:table-cell>
          <table:table-cell table:style-name="Tableau6.A1" office:value-type="string">
            <text:p text:style-name="P24">e.g. will, must, would, may, might, could </text:p>
          </table:table-cell>
        </table:table-row>
        <table:table-row>
          <table:table-cell table:style-name="Tableau6.A1" office:value-type="string">
            <text:p text:style-name="P23">4.</text:p>
          </table:table-cell>
          <table:table-cell table:style-name="Tableau6.A1" office:value-type="string">
            <text:p text:style-name="P23">Adverbs of frequency</text:p>
          </table:table-cell>
          <table:table-cell table:style-name="Tableau6.A1" office:value-type="string">
            <text:p text:style-name="P24">e.g. often, sometimes, usually </text:p>
          </table:table-cell>
        </table:table-row>
        <table:table-row>
          <table:table-cell table:style-name="Tableau6.A1" office:value-type="string">
            <text:p text:style-name="P24">4.</text:p>
          </table:table-cell>
          <table:table-cell table:style-name="Tableau6.A1" office:value-type="string">
            <text:p text:style-name="P24">Modal adverbs</text:p>
          </table:table-cell>
          <table:table-cell table:style-name="Tableau6.A1" office:value-type="string">
            <text:p text:style-name="P24">e.g. certainly, definitely, clearly, probably, possibly, perhaps, conceivably, </text:p>
          </table:table-cell>
        </table:table-row>
        <table:table-row>
          <table:table-cell table:style-name="Tableau6.A1" office:value-type="string">
            <text:p text:style-name="P23">5.</text:p>
          </table:table-cell>
          <table:table-cell table:style-name="Tableau6.A1" office:value-type="string">
            <text:p text:style-name="P23">Modal adjectives</text:p>
          </table:table-cell>
          <table:table-cell table:style-name="Tableau6.A1" office:value-type="string">
            <text:p text:style-name="P24">e.g. certain, definite, clear, probable, possible</text:p>
          </table:table-cell>
        </table:table-row>
        <table:table-row>
          <table:table-cell table:style-name="Tableau6.A1" office:value-type="string">
            <text:p text:style-name="P23">6.</text:p>
          </table:table-cell>
          <table:table-cell table:style-name="Tableau6.A1" office:value-type="string">
            <text:p text:style-name="P23">Modal nouns</text:p>
          </table:table-cell>
          <table:table-cell table:style-name="Tableau6.A1" office:value-type="string">
            <text:p text:style-name="P24">e.g. assumption, possibility, probability</text:p>
          </table:table-cell>
        </table:table-row>
        <table:table-row>
          <table:table-cell table:style-name="Tableau6.A1" office:value-type="string">
            <text:p text:style-name="P24">7.</text:p>
          </table:table-cell>
          <table:table-cell table:style-name="Tableau6.A1" office:value-type="string">
            <text:p text:style-name="P24">That clauses</text:p>
          </table:table-cell>
          <table:table-cell table:style-name="Tableau6.A1" office:value-type="string">
            <text:p text:style-name="P24">e.g. It could be the case that . <text:line-break/>e.g. It might be suggested that . <text:line-break/>e.g. There is every hope that . </text:p>
          </table:table-cell>
        </table:table-row>
        <table:table-row>
          <table:table-cell table:style-name="Tableau6.A1" office:value-type="string">
            <text:p text:style-name="P24">8.</text:p>
          </table:table-cell>
          <table:table-cell table:style-name="Tableau6.A1" office:value-type="string">
            <text:p text:style-name="P24">To-clause + adjective</text:p>
          </table:table-cell>
          <table:table-cell table:style-name="Tableau6.A1" office:value-type="string">
            <text:p text:style-name="P24">e.g. It may be possible to obtain . <text:line-break/>e.g. It is important to develop . <text:line-break/>e.g. It is useful to study . </text:p>
          </table:table-cell>
        </table:table-row>
      </table:table>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true" style:font-name-asian="ＭＳ 明朝"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townend</meta:initial-creator>
    <meta:editing-cycles>73</meta:editing-cycles>
    <meta:creation-date>2014-02-04T12:22:00</meta:creation-date>
    <dc:date>2016-03-11T16:26:19.401000000</dc:date>
    <meta:editing-duration>PT37M59S</meta:editing-duration>
    <meta:generator>LibreOffice/4.4.5.2$Windows_x86 LibreOffice_project/a22f674fd25a3b6f45bdebf25400ed2adff0ff99</meta:generator>
    <meta:document-statistic meta:table-count="6" meta:image-count="0" meta:object-count="0" meta:page-count="4" meta:paragraph-count="80" meta:word-count="1219" meta:character-count="7345" meta:non-whitespace-character-count="61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